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9900" draw:textarea-horizontal-align="justify" draw:textarea-vertical-align="middle" draw:auto-grow-height="false" fo:min-height="0.766cm" fo:min-width="0.77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92cm"/>
    </style:style>
    <style:style style:name="gr5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.628cm" fo:min-width="3.681cm"/>
    </style:style>
    <style:style style:name="gr6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5cm"/>
    </style:style>
    <style:style style:name="gr8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0.764cm" fo:min-width="0cm"/>
    </style:style>
    <style:style style:name="gr9" style:family="graphic" style:parent-style-name="standard">
      <style:graphic-properties draw:stroke="none" svg:stroke-color="#000000" draw:fill="solid" draw:fill-color="#99cc99" draw:textarea-horizontal-align="left" draw:auto-grow-height="true" draw:auto-grow-width="false" fo:min-height="1.255cm" fo:min-width="0cm"/>
    </style:style>
    <style:style style:name="gr10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.628cm" fo:min-width="0cm"/>
    </style:style>
    <style:style style:name="gr11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.628cm" fo:min-width="3.676cm"/>
    </style:style>
    <style:style style:name="gr12" style:family="graphic" style:parent-style-name="standard">
      <style:graphic-properties draw:stroke="none" svg:stroke-color="#000000" draw:fill="solid" draw:fill-color="#99cc99" draw:textarea-horizontal-align="left" draw:auto-grow-height="true" draw:auto-grow-width="false" fo:min-height="0.628cm" fo:min-width="0cm"/>
    </style:style>
    <style:style style:name="gr13" style:family="graphic" style:parent-style-name="standard">
      <style:graphic-properties draw:stroke="none" svg:stroke-color="#000000" draw:fill="solid" draw:fill-color="#99cc99" draw:textarea-horizontal-align="left" draw:auto-grow-height="true" draw:auto-grow-width="true" fo:min-height="0.764cm" fo:min-width="3.507cm"/>
    </style:style>
    <style:style style:name="gr14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0.628cm" fo:min-width="0cm"/>
    </style:style>
    <style:style style:name="gr15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1.2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3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959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6.2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7.029cm"/>
    </style:style>
    <style:style style:name="gr22" style:family="graphic" style:parent-style-name="standard">
      <style:graphic-properties draw:stroke="none" svg:stroke-color="#000000" draw:fill="solid" draw:fill-color="#996699" draw:textarea-horizontal-align="left" draw:auto-grow-height="true" draw:auto-grow-width="true" fo:min-height="0.628cm" fo:min-width="2.004cm"/>
    </style:style>
    <style:style style:name="gr23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55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6pt"/>
    </style:style>
    <style:style style:name="P3" style:family="paragraph">
      <loext:graphic-properties draw:fill="solid" draw:fill-color="#579d1c"/>
      <style:paragraph-properties fo:text-align="center"/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solid" draw:fill-color="#99ccff"/>
      <style:text-properties fo:font-size="16pt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color="#3333ff" fo:font-size="16pt"/>
    </style:style>
    <style:style style:name="P8" style:family="paragraph">
      <loext:graphic-properties draw:fill="solid" draw:fill-color="#ff9999"/>
      <style:text-properties fo:font-size="16pt" style:font-size-asian="14pt" style:font-size-complex="14pt"/>
    </style:style>
    <style:style style:name="P9" style:family="paragraph">
      <loext:graphic-properties draw:fill="solid" draw:fill-color="#99cc99"/>
      <style:text-properties fo:font-size="16pt" fo:font-style="normal" style:font-style-asian="normal" style:font-style-complex="normal"/>
    </style:style>
    <style:style style:name="P10" style:family="paragraph">
      <loext:graphic-properties draw:fill="solid" draw:fill-color="#99cc99"/>
      <style:text-properties fo:font-size="16pt" style:font-size-asian="14pt" style:font-size-complex="14pt"/>
    </style:style>
    <style:style style:name="P11" style:family="paragraph">
      <loext:graphic-properties draw:fill="solid" draw:fill-color="#ff9999"/>
      <style:text-properties fo:font-size="16pt" fo:font-style="normal" style:font-style-asian="normal" style:font-style-complex="normal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996699"/>
      <style:text-properties fo:color="#ffffff" fo:font-size="16p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Liberation Sans3" fo:font-size="16pt" style:font-name-asian="Liberation Sans3" style:font-name-complex="Liberation Sans3"/>
    </style:style>
    <style:style style:name="T2" style:family="text">
      <style:text-properties style:text-position="-33% 58%" fo:font-size="16pt"/>
    </style:style>
    <style:style style:name="T3" style:family="text">
      <style:text-properties style:text-position="-33% 58%" style:font-name="Liberation Sans3" fo:font-size="16pt" style:font-name-asian="Liberation Sans3" style:font-name-complex="Liberation Sans3"/>
    </style:style>
    <style:style style:name="T4" style:family="text">
      <style:text-properties fo:font-size="16pt"/>
    </style:style>
    <style:style style:name="T5" style:family="text">
      <style:text-properties fo:font-size="16pt" fo:font-style="italic" style:font-style-asian="italic" style:font-style-complex="italic"/>
    </style:style>
    <style:style style:name="T6" style:family="text">
      <style:text-properties style:text-position="33% 58%" fo:font-size="16pt" fo:font-style="italic" style:font-style-asian="italic" style:font-style-complex="italic"/>
    </style:style>
    <style:style style:name="T7" style:family="text">
      <style:text-properties style:text-position="0% 100%" fo:font-size="16pt" fo:font-style="italic" style:font-style-asian="italic" style:font-style-complex="italic"/>
    </style:style>
    <style:style style:name="T8" style:family="text">
      <style:text-properties fo:color="#3333ff" fo:font-size="16pt"/>
    </style:style>
    <style:style style:name="T9" style:family="text">
      <style:text-properties fo:font-size="16pt" style:font-size-asian="14pt" style:font-size-complex="14pt"/>
    </style:style>
    <style:style style:name="T10" style:family="text">
      <style:text-properties style:text-position="-33% 58%" fo:font-size="16pt" style:font-size-asian="14pt" style:font-size-complex="14pt"/>
    </style:style>
    <style:style style:name="T11" style:family="text">
      <style:text-properties style:text-position="0% 100%" fo:font-size="16pt" style:font-size-asian="14pt" style:font-size-complex="14pt"/>
    </style:style>
    <style:style style:name="T12" style:family="text">
      <style:text-properties fo:font-size="16pt" fo:font-style="normal" style:font-style-asian="normal" style:font-style-complex="normal"/>
    </style:style>
    <style:style style:name="T13" style:family="text">
      <style:text-properties style:text-position="33% 58%" fo:font-size="16pt" fo:font-style="normal" style:font-style-asian="normal" style:font-style-complex="normal"/>
    </style:style>
    <style:style style:name="T14" style:family="text">
      <style:text-properties style:text-position="0% 100%" fo:font-size="16pt" fo:font-style="normal" style:font-style-asian="normal" style:font-style-complex="normal"/>
    </style:style>
    <style:style style:name="T15" style:family="text">
      <style:text-properties style:font-name="Liberation Sans" fo:font-size="16pt" style:font-name-asian="Liberation Sans3" style:font-name-complex="Liberation Sans3"/>
    </style:style>
    <style:style style:name="T16" style:family="text">
      <style:text-properties style:text-position="0% 100%" fo:font-size="16pt"/>
    </style:style>
    <style:style style:name="T17" style:family="text">
      <style:text-properties style:text-position="0% 100%" style:font-name="Liberation Sans3" fo:font-size="16pt" style:font-name-asian="Liberation Sans3" style:font-name-complex="Liberation Sans3"/>
    </style:style>
    <style:style style:name="T18" style:family="text">
      <style:text-properties style:text-position="0% 100%" style:font-name="Liberation Sans" fo:font-size="16pt" style:font-name-asian="Liberation Sans3" style:font-name-complex="Liberation Sans3"/>
    </style:style>
    <style:style style:name="T19" style:family="text">
      <style:text-properties fo:color="#ffffff"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016cm" svg:x="6.753cm" svg:y="2.336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6cm" svg:y="2.336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3cm" svg:y="2.336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5cm" svg:y="2.336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07cm" svg:y="2.336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2cm" svg:y="2.52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2cm" svg:y="2.52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2cm" svg:y="2.52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2cm" svg:y="2.52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3cm" svg:y="1.555cm">
          <draw:text-box>
            <text:p><text:span text:style-name="T4">C = 25</text:span></text:p>
          </draw:text-box>
        </draw:frame>
        <draw:frame draw:style-name="gr3" draw:text-style-name="P4" draw:layer="layout" svg:width="2.178cm" svg:height="0.878cm" svg:x="9.154cm" svg:y="1.555cm">
          <draw:text-box>
            <text:p><text:span text:style-name="T4">C = 19</text:span></text:p>
          </draw:text-box>
        </draw:frame>
        <draw:frame draw:style-name="gr4" draw:text-style-name="P4" draw:layer="layout" svg:width="2.492cm" svg:height="0.878cm" svg:x="11.655cm" svg:y="1.555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5cm" svg:y="1.555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5cm" svg:y="1.555cm">
          <draw:text-box>
            <text:p><text:span text:style-name="T4">C = 184</text:span></text:p>
          </draw:text-box>
        </draw:frame>
        <draw:frame draw:style-name="gr5" draw:text-style-name="P5" draw:layer="layout" svg:width="4.181cm" svg:height="0.878cm" svg:x="1.951cm" svg:y="1.771cm">
          <draw:text-box>
            <text:p><text:span text:style-name="T5">E2E</text:span><text:span text:style-name="T6">UB </text:span><text:span text:style-name="T7">&lt;= 3648</text:span></text:p>
          </draw:text-box>
        </draw:frame>
        <draw:custom-shape draw:style-name="gr1" draw:text-style-name="P2" draw:layer="layout" svg:width="1.27cm" svg:height="1.016cm" svg:x="6.754cm" svg:y="5.63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7cm" svg:y="5.63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4cm" svg:y="5.63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6cm" svg:y="5.63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08cm" svg:y="5.63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3cm" svg:y="5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3cm" svg:y="5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3cm" svg:y="5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3cm" svg:y="5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4cm" svg:y="4.856cm">
          <draw:text-box>
            <text:p><text:span text:style-name="T4">C = 25</text:span></text:p>
          </draw:text-box>
        </draw:frame>
        <draw:frame draw:style-name="gr3" draw:text-style-name="P4" draw:layer="layout" svg:width="2.178cm" svg:height="0.878cm" svg:x="9.155cm" svg:y="4.856cm">
          <draw:text-box>
            <text:p><text:span text:style-name="T4">C = 19</text:span></text:p>
          </draw:text-box>
        </draw:frame>
        <draw:frame draw:style-name="gr4" draw:text-style-name="P4" draw:layer="layout" svg:width="2.492cm" svg:height="0.878cm" svg:x="11.656cm" svg:y="4.856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6cm" svg:y="4.856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6cm" svg:y="4.856cm">
          <draw:text-box>
            <text:p><text:span text:style-name="T4">C = 184</text:span></text:p>
          </draw:text-box>
        </draw:frame>
        <draw:line draw:style-name="gr6" draw:text-style-name="P6" draw:layer="layout" svg:x1="12.057cm" svg:y1="3.594cm" svg:x2="12.057cm" svg:y2="4.93cm">
          <text:p/>
        </draw:line>
        <draw:frame draw:style-name="gr7" draw:text-style-name="P7" draw:layer="layout" svg:width="2.415cm" svg:height="0.878cm" svg:x="6.255cm" svg:y="6.656cm">
          <draw:text-box>
            <text:p><text:span text:style-name="T8">T = 608</text:span></text:p>
          </draw:text-box>
        </draw:frame>
        <draw:frame draw:style-name="gr7" draw:text-style-name="P7" draw:layer="layout" svg:width="2.415cm" svg:height="0.878cm" svg:x="9.056cm" svg:y="6.656cm">
          <draw:text-box>
            <text:p><text:span text:style-name="T8">T = 608</text:span></text:p>
          </draw:text-box>
        </draw:frame>
        <draw:frame draw:style-name="gr7" draw:text-style-name="P7" draw:layer="layout" svg:width="2.415cm" svg:height="0.878cm" svg:x="11.657cm" svg:y="6.656cm">
          <draw:text-box>
            <text:p><text:span text:style-name="T8">T = 608</text:span></text:p>
          </draw:text-box>
        </draw:frame>
        <draw:frame draw:style-name="gr7" draw:text-style-name="P7" draw:layer="layout" svg:width="2.415cm" svg:height="0.878cm" svg:x="14.257cm" svg:y="6.656cm">
          <draw:text-box>
            <text:p><text:span text:style-name="T8">T = 608</text:span></text:p>
          </draw:text-box>
        </draw:frame>
        <draw:frame draw:style-name="gr7" draw:text-style-name="P7" draw:layer="layout" svg:width="2.415cm" svg:height="0.878cm" svg:x="16.957cm" svg:y="6.656cm">
          <draw:text-box>
            <text:p><text:span text:style-name="T8">T = 608</text:span></text:p>
          </draw:text-box>
        </draw:frame>
        <draw:frame draw:style-name="gr8" draw:text-style-name="P8" draw:layer="layout" svg:width="3.729cm" svg:height="1.014cm" svg:x="2.351cm" svg:y="6.734cm">
          <draw:text-box>
            <text:p><text:span text:style-name="T9">U</text:span><text:span text:style-name="T10">total </text:span><text:span text:style-name="T11">= 75%</text:span></text:p>
          </draw:text-box>
        </draw:frame>
        <draw:frame draw:style-name="gr9" draw:text-style-name="P9" draw:layer="layout" svg:width="3.728cm" svg:height="1.505cm" svg:x="2.352cm" svg:y="5.171cm">
          <draw:text-box>
            <text:p><text:span text:style-name="T12">E2E</text:span><text:span text:style-name="T13">UB</text:span><text:span text:style-name="T14">=3648</text:span></text:p>
          </draw:text-box>
        </draw:frame>
        <draw:frame draw:style-name="gr10" draw:text-style-name="P5" draw:layer="layout" svg:width="4.183cm" svg:height="0.878cm" svg:x="1.951cm" svg:y="2.471cm">
          <draw:text-box>
            <text:p><text:span text:style-name="T5">L</text:span><text:span text:style-name="T6">UB </text:span><text:span text:style-name="T7">&lt;= 0.75</text:span></text:p>
          </draw:text-box>
        </draw:frame>
        <draw:frame draw:style-name="gr11" draw:text-style-name="P5" draw:layer="layout" svg:width="4.176cm" svg:height="0.878cm" svg:x="1.951cm" svg:y="3.171cm">
          <draw:text-box>
            <text:p><text:span text:style-name="T5">U</text:span><text:span text:style-name="T6">UB </text:span><text:span text:style-name="T7">&lt;= 74.35%</text:span></text:p>
          </draw:text-box>
        </draw:frame>
        <draw:frame draw:style-name="gr12" draw:text-style-name="P9" draw:layer="layout" svg:width="3.729cm" svg:height="0.878cm" svg:x="2.351cm" svg:y="5.971cm">
          <draw:text-box>
            <text:p><text:span text:style-name="T12">L</text:span><text:span text:style-name="T13">UB </text:span><text:span text:style-name="T14">= 0</text:span></text:p>
          </draw:text-box>
        </draw:frame>
        <draw:custom-shape draw:style-name="gr1" draw:text-style-name="P2" draw:layer="layout" svg:width="1.27cm" svg:height="1.016cm" svg:x="6.754cm" svg:y="9.63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7cm" svg:y="9.63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4cm" svg:y="9.63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6cm" svg:y="9.63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08cm" svg:y="9.63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3cm" svg:y="9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3cm" svg:y="9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3cm" svg:y="9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3cm" svg:y="9.8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4cm" svg:y="8.856cm">
          <draw:text-box>
            <text:p><text:span text:style-name="T4">C = 25</text:span></text:p>
          </draw:text-box>
        </draw:frame>
        <draw:frame draw:style-name="gr3" draw:text-style-name="P4" draw:layer="layout" svg:width="2.178cm" svg:height="0.878cm" svg:x="9.155cm" svg:y="8.856cm">
          <draw:text-box>
            <text:p><text:span text:style-name="T4">C = 19</text:span></text:p>
          </draw:text-box>
        </draw:frame>
        <draw:frame draw:style-name="gr4" draw:text-style-name="P4" draw:layer="layout" svg:width="2.492cm" svg:height="0.878cm" svg:x="11.656cm" svg:y="8.856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6cm" svg:y="8.856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6cm" svg:y="8.856cm">
          <draw:text-box>
            <text:p><text:span text:style-name="T4">C = 184</text:span></text:p>
          </draw:text-box>
        </draw:frame>
        <draw:frame draw:style-name="gr7" draw:text-style-name="P7" draw:layer="layout" svg:width="2.415cm" svg:height="0.878cm" svg:x="6.255cm" svg:y="10.656cm">
          <draw:text-box>
            <text:p><text:span text:style-name="T8">T = 808</text:span></text:p>
          </draw:text-box>
        </draw:frame>
        <draw:frame draw:style-name="gr7" draw:text-style-name="P7" draw:layer="layout" svg:width="2.415cm" svg:height="0.878cm" svg:x="9.056cm" svg:y="10.656cm">
          <draw:text-box>
            <text:p><text:span text:style-name="T8">T = 808</text:span></text:p>
          </draw:text-box>
        </draw:frame>
        <draw:frame draw:style-name="gr7" draw:text-style-name="P7" draw:layer="layout" svg:width="2.415cm" svg:height="0.878cm" svg:x="11.657cm" svg:y="10.656cm">
          <draw:text-box>
            <text:p><text:span text:style-name="T8">T = 808</text:span></text:p>
          </draw:text-box>
        </draw:frame>
        <draw:frame draw:style-name="gr7" draw:text-style-name="P7" draw:layer="layout" svg:width="2.415cm" svg:height="0.878cm" svg:x="14.257cm" svg:y="10.656cm">
          <draw:text-box>
            <text:p><text:span text:style-name="T8">T = 808</text:span></text:p>
          </draw:text-box>
        </draw:frame>
        <draw:frame draw:style-name="gr7" draw:text-style-name="P7" draw:layer="layout" svg:width="2.415cm" svg:height="0.878cm" svg:x="16.957cm" svg:y="10.656cm">
          <draw:text-box>
            <text:p><text:span text:style-name="T8">T = 808</text:span></text:p>
          </draw:text-box>
        </draw:frame>
        <draw:frame draw:style-name="gr13" draw:text-style-name="P10" draw:layer="layout" svg:width="4.007cm" svg:height="1.014cm" svg:x="2.051cm" svg:y="10.634cm">
          <draw:text-box>
            <text:p><text:span text:style-name="T9">U</text:span><text:span text:style-name="T10">total </text:span><text:span text:style-name="T11">= 56.44%</text:span></text:p>
          </draw:text-box>
        </draw:frame>
        <draw:frame draw:style-name="gr14" draw:text-style-name="P11" draw:layer="layout" svg:width="4.013cm" svg:height="0.878cm" svg:x="2.052cm" svg:y="9.171cm">
          <draw:text-box>
            <text:p><text:span text:style-name="T12">E2E</text:span><text:span text:style-name="T13">UB</text:span><text:span text:style-name="T14">=4848</text:span></text:p>
          </draw:text-box>
        </draw:frame>
        <draw:frame draw:style-name="gr12" draw:text-style-name="P9" draw:layer="layout" svg:width="4.013cm" svg:height="0.878cm" svg:x="2.051cm" svg:y="9.971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2.057cm" svg:y1="7.574cm" svg:x2="12.057cm" svg:y2="8.91cm">
          <text:p/>
        </draw:line>
        <draw:custom-shape draw:style-name="gr1" draw:text-style-name="P2" draw:layer="layout" svg:width="1.27cm" svg:height="1.016cm" svg:x="6.754cm" svg:y="13.43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7cm" svg:y="13.43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4cm" svg:y="13.43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6cm" svg:y="13.43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08cm" svg:y="13.43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3cm" svg:y="13.6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3cm" svg:y="13.6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3cm" svg:y="13.6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3cm" svg:y="13.62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4cm" svg:y="12.656cm">
          <draw:text-box>
            <text:p><text:span text:style-name="T4">C = 25</text:span></text:p>
          </draw:text-box>
        </draw:frame>
        <draw:frame draw:style-name="gr3" draw:text-style-name="P7" draw:layer="layout" svg:width="2.178cm" svg:height="0.878cm" svg:x="9.155cm" svg:y="12.656cm">
          <draw:text-box>
            <text:p><text:span text:style-name="T8">C = 38</text:span></text:p>
          </draw:text-box>
        </draw:frame>
        <draw:frame draw:style-name="gr4" draw:text-style-name="P4" draw:layer="layout" svg:width="2.492cm" svg:height="0.878cm" svg:x="11.656cm" svg:y="12.656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6cm" svg:y="12.656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6cm" svg:y="12.656cm">
          <draw:text-box>
            <text:p><text:span text:style-name="T4">C = 184</text:span></text:p>
          </draw:text-box>
        </draw:frame>
        <draw:frame draw:style-name="gr7" draw:text-style-name="P7" draw:layer="layout" svg:width="2.415cm" svg:height="0.878cm" svg:x="6.255cm" svg:y="14.456cm">
          <draw:text-box>
            <text:p><text:span text:style-name="T8">T = 404</text:span></text:p>
          </draw:text-box>
        </draw:frame>
        <draw:frame draw:style-name="gr7" draw:text-style-name="P4" draw:layer="layout" svg:width="2.415cm" svg:height="0.878cm" svg:x="9.056cm" svg:y="14.45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1.657cm" svg:y="14.45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4.257cm" svg:y="14.45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6.957cm" svg:y="14.456cm">
          <draw:text-box>
            <text:p><text:span text:style-name="T4">T = 808</text:span></text:p>
          </draw:text-box>
        </draw:frame>
        <draw:frame draw:style-name="gr13" draw:text-style-name="P10" draw:layer="layout" svg:width="4.007cm" svg:height="1.014cm" svg:x="2.051cm" svg:y="14.634cm">
          <draw:text-box>
            <text:p><text:span text:style-name="T9">U</text:span><text:span text:style-name="T10">total </text:span><text:span text:style-name="T11">= 72.77%</text:span></text:p>
          </draw:text-box>
        </draw:frame>
        <draw:frame draw:style-name="gr14" draw:text-style-name="P11" draw:layer="layout" svg:width="4.012cm" svg:height="0.878cm" svg:x="2.052cm" svg:y="13.171cm">
          <draw:text-box>
            <text:p><text:span text:style-name="T12">E2E</text:span><text:span text:style-name="T13">UB</text:span><text:span text:style-name="T14">=4444</text:span></text:p>
          </draw:text-box>
        </draw:frame>
        <draw:frame draw:style-name="gr12" draw:text-style-name="P9" draw:layer="layout" svg:width="4.013cm" svg:height="0.878cm" svg:x="2.051cm" svg:y="13.971cm">
          <draw:text-box>
            <text:p><text:span text:style-name="T12">L</text:span><text:span text:style-name="T13">UB </text:span><text:span text:style-name="T14">= 0.5</text:span></text:p>
          </draw:text-box>
        </draw:frame>
        <draw:line draw:style-name="gr6" draw:text-style-name="P6" draw:layer="layout" svg:x1="12.057cm" svg:y1="11.454cm" svg:x2="12.057cm" svg:y2="12.79cm">
          <text:p/>
        </draw:line>
        <draw:custom-shape draw:style-name="gr1" draw:text-style-name="P2" draw:layer="layout" svg:width="1.27cm" svg:height="1.016cm" svg:x="6.754cm" svg:y="17.21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7cm" svg:y="17.21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4cm" svg:y="17.21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6cm" svg:y="17.21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08cm" svg:y="17.21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3cm" svg:y="17.4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3cm" svg:y="17.4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3cm" svg:y="17.4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3cm" svg:y="17.4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4cm" svg:y="16.436cm">
          <draw:text-box>
            <text:p><text:span text:style-name="T4">C = 25</text:span></text:p>
          </draw:text-box>
        </draw:frame>
        <draw:frame draw:style-name="gr3" draw:text-style-name="P7" draw:layer="layout" svg:width="2.178cm" svg:height="0.878cm" svg:x="9.155cm" svg:y="16.436cm">
          <draw:text-box>
            <text:p><text:span text:style-name="T8">C = 76</text:span></text:p>
          </draw:text-box>
        </draw:frame>
        <draw:frame draw:style-name="gr4" draw:text-style-name="P4" draw:layer="layout" svg:width="2.492cm" svg:height="0.878cm" svg:x="11.656cm" svg:y="16.436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6cm" svg:y="16.436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6cm" svg:y="16.436cm">
          <draw:text-box>
            <text:p><text:span text:style-name="T4">C = 184</text:span></text:p>
          </draw:text-box>
        </draw:frame>
        <draw:frame draw:style-name="gr7" draw:text-style-name="P7" draw:layer="layout" svg:width="2.415cm" svg:height="0.878cm" svg:x="6.255cm" svg:y="18.236cm">
          <draw:text-box>
            <text:p><text:span text:style-name="T8">T = 202</text:span></text:p>
          </draw:text-box>
        </draw:frame>
        <draw:frame draw:style-name="gr7" draw:text-style-name="P4" draw:layer="layout" svg:width="2.415cm" svg:height="0.878cm" svg:x="9.056cm" svg:y="18.23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1.657cm" svg:y="18.23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4.257cm" svg:y="18.23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6.957cm" svg:y="18.236cm">
          <draw:text-box>
            <text:p><text:span text:style-name="T4">T = 808</text:span></text:p>
          </draw:text-box>
        </draw:frame>
        <draw:frame draw:style-name="gr13" draw:text-style-name="P10" draw:layer="layout" svg:width="4.007cm" svg:height="1.014cm" svg:x="2.051cm" svg:y="18.214cm">
          <draw:text-box>
            <text:p><text:span text:style-name="T9">U</text:span><text:span text:style-name="T10">total </text:span><text:span text:style-name="T11">= 72.77%</text:span></text:p>
          </draw:text-box>
        </draw:frame>
        <draw:frame draw:style-name="gr15" draw:text-style-name="P11" draw:layer="layout" svg:width="4.012cm" svg:height="1.505cm" svg:x="2.052cm" svg:y="16.751cm">
          <draw:text-box>
            <text:p><text:span text:style-name="T12">E2E</text:span><text:span text:style-name="T13">UB</text:span><text:span text:style-name="T14">=4242</text:span></text:p>
          </draw:text-box>
        </draw:frame>
        <draw:frame draw:style-name="gr12" draw:text-style-name="P9" draw:layer="layout" svg:width="4.012cm" svg:height="0.878cm" svg:x="2.051cm" svg:y="17.551cm">
          <draw:text-box>
            <text:p><text:span text:style-name="T12">L</text:span><text:span text:style-name="T13">UB </text:span><text:span text:style-name="T14">= 0.75</text:span></text:p>
          </draw:text-box>
        </draw:frame>
        <draw:line draw:style-name="gr6" draw:text-style-name="P6" draw:layer="layout" svg:x1="12.057cm" svg:y1="15.234cm" svg:x2="12.057cm" svg:y2="16.57cm">
          <text:p/>
        </draw:line>
        <draw:custom-shape draw:style-name="gr1" draw:text-style-name="P2" draw:layer="layout" svg:width="1.27cm" svg:height="1.016cm" svg:x="6.755cm" svg:y="21.01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8cm" svg:y="21.01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5cm" svg:y="21.01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7cm" svg:y="21.01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09cm" svg:y="21.01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4cm" svg:y="21.2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4cm" svg:y="21.2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4cm" svg:y="21.2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4cm" svg:y="21.2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5cm" svg:y="20.236cm">
          <draw:text-box>
            <text:p><text:span text:style-name="T4">C = 25</text:span></text:p>
          </draw:text-box>
        </draw:frame>
        <draw:frame draw:style-name="gr3" draw:text-style-name="P7" draw:layer="layout" svg:width="2.178cm" svg:height="0.878cm" svg:x="9.156cm" svg:y="20.236cm">
          <draw:text-box>
            <text:p><text:span text:style-name="T8">C = 38</text:span></text:p>
          </draw:text-box>
        </draw:frame>
        <draw:frame draw:style-name="gr4" draw:text-style-name="P4" draw:layer="layout" svg:width="2.492cm" svg:height="0.878cm" svg:x="11.657cm" svg:y="20.236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7cm" svg:y="20.236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7cm" svg:y="20.236cm">
          <draw:text-box>
            <text:p><text:span text:style-name="T4">C = 184</text:span></text:p>
          </draw:text-box>
        </draw:frame>
        <draw:frame draw:style-name="gr7" draw:text-style-name="P4" draw:layer="layout" svg:width="2.415cm" svg:height="0.878cm" svg:x="6.256cm" svg:y="22.036cm">
          <draw:text-box>
            <text:p><text:span text:style-name="T4">T = 202</text:span></text:p>
          </draw:text-box>
        </draw:frame>
        <draw:frame draw:style-name="gr7" draw:text-style-name="P7" draw:layer="layout" svg:width="2.415cm" svg:height="0.878cm" svg:x="9.057cm" svg:y="22.036cm">
          <draw:text-box>
            <text:p><text:span text:style-name="T8">T = 404</text:span></text:p>
          </draw:text-box>
        </draw:frame>
        <draw:frame draw:style-name="gr7" draw:text-style-name="P4" draw:layer="layout" svg:width="2.415cm" svg:height="0.878cm" svg:x="11.658cm" svg:y="22.03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4.258cm" svg:y="22.03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6.958cm" svg:y="22.036cm">
          <draw:text-box>
            <text:p><text:span text:style-name="T4">T = 808</text:span></text:p>
          </draw:text-box>
        </draw:frame>
        <draw:frame draw:style-name="gr13" draw:text-style-name="P10" draw:layer="layout" svg:width="4.007cm" svg:height="1.014cm" svg:x="2.052cm" svg:y="22.014cm">
          <draw:text-box>
            <text:p><text:span text:style-name="T9">U</text:span><text:span text:style-name="T10">total </text:span><text:span text:style-name="T11">= 72.77%</text:span></text:p>
          </draw:text-box>
        </draw:frame>
        <draw:frame draw:style-name="gr15" draw:text-style-name="P11" draw:layer="layout" svg:width="4.012cm" svg:height="1.505cm" svg:x="2.053cm" svg:y="20.551cm">
          <draw:text-box>
            <text:p><text:span text:style-name="T12">E2E</text:span><text:span text:style-name="T13">UB</text:span><text:span text:style-name="T14">=3838</text:span></text:p>
          </draw:text-box>
        </draw:frame>
        <draw:frame draw:style-name="gr12" draw:text-style-name="P9" draw:layer="layout" svg:width="4.012cm" svg:height="0.878cm" svg:x="2.052cm" svg:y="21.351cm">
          <draw:text-box>
            <text:p><text:span text:style-name="T12">L</text:span><text:span text:style-name="T13">UB </text:span><text:span text:style-name="T14">= 0.75</text:span></text:p>
          </draw:text-box>
        </draw:frame>
        <draw:line draw:style-name="gr6" draw:text-style-name="P6" draw:layer="layout" svg:x1="12.057cm" svg:y1="19.114cm" svg:x2="12.057cm" svg:y2="20.45cm">
          <text:p/>
        </draw:line>
        <draw:custom-shape draw:style-name="gr1" draw:text-style-name="P2" draw:layer="layout" svg:width="1.27cm" svg:height="1.016cm" svg:x="6.756cm" svg:y="24.69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9.499cm" svg:y="24.69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06cm" svg:y="24.69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708cm" svg:y="24.69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7.41cm" svg:y="24.69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8.305cm" svg:y="24.88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0.905cm" svg:y="24.88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505cm" svg:y="24.88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6.205cm" svg:y="24.88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6.456cm" svg:y="23.916cm">
          <draw:text-box>
            <text:p><text:span text:style-name="T4">C = 25</text:span></text:p>
          </draw:text-box>
        </draw:frame>
        <draw:frame draw:style-name="gr3" draw:text-style-name="P7" draw:layer="layout" svg:width="2.178cm" svg:height="0.878cm" svg:x="9.157cm" svg:y="23.916cm">
          <draw:text-box>
            <text:p><text:span text:style-name="T8">C = 19</text:span></text:p>
          </draw:text-box>
        </draw:frame>
        <draw:frame draw:style-name="gr4" draw:text-style-name="P4" draw:layer="layout" svg:width="2.492cm" svg:height="0.878cm" svg:x="11.658cm" svg:y="23.916cm">
          <draw:text-box>
            <text:p><text:span text:style-name="T4">C = 207</text:span></text:p>
          </draw:text-box>
        </draw:frame>
        <draw:frame draw:style-name="gr3" draw:text-style-name="P4" draw:layer="layout" svg:width="2.178cm" svg:height="0.878cm" svg:x="14.358cm" svg:y="23.916cm">
          <draw:text-box>
            <text:p><text:span text:style-name="T4">C = 21</text:span></text:p>
          </draw:text-box>
        </draw:frame>
        <draw:frame draw:style-name="gr4" draw:text-style-name="P4" draw:layer="layout" svg:width="2.492cm" svg:height="0.878cm" svg:x="16.958cm" svg:y="23.916cm">
          <draw:text-box>
            <text:p><text:span text:style-name="T4">C = 184</text:span></text:p>
          </draw:text-box>
        </draw:frame>
        <draw:frame draw:style-name="gr7" draw:text-style-name="P4" draw:layer="layout" svg:width="2.415cm" svg:height="0.878cm" svg:x="6.257cm" svg:y="25.716cm">
          <draw:text-box>
            <text:p><text:span text:style-name="T4">T = 202</text:span></text:p>
          </draw:text-box>
        </draw:frame>
        <draw:frame draw:style-name="gr7" draw:text-style-name="P7" draw:layer="layout" svg:width="2.415cm" svg:height="0.878cm" svg:x="9.058cm" svg:y="25.716cm">
          <draw:text-box>
            <text:p><text:span text:style-name="T8">T = 202</text:span></text:p>
          </draw:text-box>
        </draw:frame>
        <draw:frame draw:style-name="gr7" draw:text-style-name="P4" draw:layer="layout" svg:width="2.415cm" svg:height="0.878cm" svg:x="11.659cm" svg:y="25.71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4.259cm" svg:y="25.716cm">
          <draw:text-box>
            <text:p><text:span text:style-name="T4">T = 808</text:span></text:p>
          </draw:text-box>
        </draw:frame>
        <draw:frame draw:style-name="gr7" draw:text-style-name="P4" draw:layer="layout" svg:width="2.415cm" svg:height="0.878cm" svg:x="16.959cm" svg:y="25.716cm">
          <draw:text-box>
            <text:p><text:span text:style-name="T4">T = 808</text:span></text:p>
          </draw:text-box>
        </draw:frame>
        <draw:frame draw:style-name="gr13" draw:text-style-name="P10" draw:layer="layout" svg:width="4.007cm" svg:height="1.014cm" svg:x="2.053cm" svg:y="25.694cm">
          <draw:text-box>
            <text:p><text:span text:style-name="T9">U</text:span><text:span text:style-name="T10">total </text:span><text:span text:style-name="T11">= 72.77%</text:span></text:p>
          </draw:text-box>
        </draw:frame>
        <draw:frame draw:style-name="gr12" draw:text-style-name="P9" draw:layer="layout" svg:width="4.012cm" svg:height="0.878cm" svg:x="2.054cm" svg:y="24.231cm">
          <draw:text-box>
            <text:p><text:span text:style-name="T12">E2E</text:span><text:span text:style-name="T13">UB</text:span><text:span text:style-name="T14">=3636</text:span></text:p>
          </draw:text-box>
        </draw:frame>
        <draw:frame draw:style-name="gr12" draw:text-style-name="P9" draw:layer="layout" svg:width="4.012cm" svg:height="0.878cm" svg:x="2.053cm" svg:y="25.031cm">
          <draw:text-box>
            <text:p><text:span text:style-name="T12">L</text:span><text:span text:style-name="T13">UB </text:span><text:span text:style-name="T14">= 0.75</text:span></text:p>
          </draw:text-box>
        </draw:frame>
        <draw:line draw:style-name="gr6" draw:text-style-name="P6" draw:layer="layout" svg:x1="12.058cm" svg:y1="22.794cm" svg:x2="12.058cm" svg:y2="24.13cm">
          <text:p/>
        </draw:line>
        <draw:frame draw:style-name="gr16" draw:text-style-name="P4" draw:layer="layout" svg:width="6.899cm" svg:height="0.878cm" svg:x="12.065cm" svg:y="7.558cm">
          <draw:text-box>
            <text:p><text:span text:style-name="T1">Scale periods by α</text:span><text:span text:style-name="T15"> = 1.32</text:span></text:p>
          </draw:text-box>
        </draw:frame>
        <draw:frame draw:style-name="gr17" draw:text-style-name="P4" draw:layer="layout" svg:width="5.459cm" svg:height="0.878cm" svg:x="11.965cm" svg:y="3.521cm">
          <draw:text-box>
            <text:p><text:span text:style-name="T4">Assign equal period</text:span></text:p>
          </draw:text-box>
        </draw:frame>
        <draw:g>
          <svg:title>TexMaths</svg:title>
          <svg:desc>14§display§\frac{E2E^{UB}}{(N + 1)}§svg§600§FALSE§</svg:desc>
          <draw:polygon draw:style-name="gr18" draw:text-style-name="P12" draw:layer="layout" svg:width="1.63cm" svg:height="1.158cm" svg:x="17.341cm" svg:y="3.527cm" svg:viewBox="0 0 1631 1159" draw:points="816,1159 0,1159 0,0 1631,0 1631,1159">
            <text:p/>
          </draw:polygon>
          <draw:path draw:style-name="gr19" draw:text-style-name="P13" draw:layer="layout" svg:width="0.358cm" svg:height="0.335cm" svg:x="17.338cm" svg:y="3.582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  <draw:path draw:style-name="gr19" draw:text-style-name="P13" draw:layer="layout" svg:width="0.196cm" svg:height="0.328cm" svg:x="17.735cm" svg:y="3.589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19" draw:text-style-name="P13" draw:layer="layout" svg:width="0.358cm" svg:height="0.335cm" svg:x="17.973cm" svg:y="3.582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  <draw:path draw:style-name="gr19" draw:text-style-name="P13" draw:layer="layout" svg:width="0.255cm" svg:height="0.243cm" svg:x="18.376cm" svg:y="3.502cm" svg:viewBox="0 0 256 244" svg:d="M213 38c4-14 10-25 36-25 3 0 7 0 7-9 0-1-1-4-4-4-11 0-25 1-36 1-12 0-26-1-37-1-1 0-7 0-7 7 0 6 4 6 9 6 15 0 21 5 21 14 0 1 0 4 0 5-6 23-31 126-35 137-20 44-61 62-89 62-23 0-47-11-47-46 0-9 0-17 3-24l33-134c3-12 4-14 31-14 6 0 10 0 10-9 0-1-2-4-6-4-10 0-35 1-45 1-5 0-18 0-23 0-7-1-16-1-23-1-1 0-7 0-7 7 0 6 4 6 11 6 0 0 7 0 13 0 7 1 8 1 8 5 0 2-4 16-5 23l-7 30-21 80c-3 14-3 17-3 24 0 43 35 69 77 69 48 0 94-40 105-84z">
            <text:p/>
          </draw:path>
          <draw:path draw:style-name="gr19" draw:text-style-name="P13" draw:layer="layout" svg:width="0.264cm" svg:height="0.236cm" svg:x="18.674cm" svg:y="3.502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olygon draw:style-name="gr19" draw:text-style-name="P13" draw:layer="layout" svg:width="1.679cm" svg:height="0.02cm" svg:x="17.316cm" svg:y="4.115cm" svg:viewBox="0 0 1680 21" draw:points="840,21 0,21 0,0 1680,0 1680,21">
            <text:p/>
          </draw:polygon>
          <draw:path draw:style-name="gr19" draw:text-style-name="P13" draw:layer="layout" svg:width="0.115cm" svg:height="0.492cm" svg:x="17.365cm" svg:y="4.217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19" draw:text-style-name="P13" draw:layer="layout" svg:width="0.415cm" svg:height="0.336cm" svg:x="17.526cm" svg:y="4.249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19" draw:text-style-name="P13" draw:layer="layout" svg:width="0.328cm" svg:height="0.328cm" svg:x="18.092cm" svg:y="4.3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9" draw:text-style-name="P13" draw:layer="layout" svg:width="0.163cm" svg:height="0.328cm" svg:x="18.598cm" svg:y="4.258cm" svg:viewBox="0 0 164 329" svg:d="M102 13c0-12 0-13-11-13-31 32-76 32-91 32v16c10 0 39 0 64-14v256c0 18-1 24-46 24h-15v15c18-1 60-1 81-1 20 0 63 0 80 1v-15h-16c-44 0-46-6-46-24z">
            <text:p/>
          </draw:path>
          <draw:path draw:style-name="gr19" draw:text-style-name="P13" draw:layer="layout" svg:width="0.115cm" svg:height="0.492cm" svg:x="18.827cm" svg:y="4.217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frame draw:style-name="gr20" draw:text-style-name="P4" draw:layer="layout" svg:width="6.758cm" svg:height="1.014cm" svg:x="12.066cm" svg:y="11.458cm">
          <draw:text-box>
            <text:p><text:span text:style-name="T4">Adjust </text:span><text:span text:style-name="T1">τ</text:span><text:span text:style-name="T2">1 </text:span><text:span text:style-name="T16">and </text:span><text:span text:style-name="T17">τ</text:span><text:span text:style-name="T3">2</text:span><text:span text:style-name="T2"> </text:span><text:span text:style-name="T16">with </text:span><text:span text:style-name="T17">β</text:span><text:span text:style-name="T18"> = 2</text:span></text:p>
          </draw:text-box>
        </draw:frame>
        <draw:frame draw:style-name="gr20" draw:text-style-name="P4" draw:layer="layout" svg:width="6.758cm" svg:height="1.014cm" svg:x="12.066cm" svg:y="15.258cm">
          <draw:text-box>
            <text:p><text:span text:style-name="T4">Adjust </text:span><text:span text:style-name="T1">τ</text:span><text:span text:style-name="T2">1 </text:span><text:span text:style-name="T16">and </text:span><text:span text:style-name="T17">τ</text:span><text:span text:style-name="T3">2</text:span><text:span text:style-name="T2"> </text:span><text:span text:style-name="T16">with </text:span><text:span text:style-name="T17">β</text:span><text:span text:style-name="T18"> = 2</text:span></text:p>
          </draw:text-box>
        </draw:frame>
        <draw:frame draw:style-name="gr21" draw:text-style-name="P4" draw:layer="layout" svg:width="7.529cm" svg:height="1.014cm" svg:x="12.066cm" svg:y="19.158cm">
          <draw:text-box>
            <text:p><text:span text:style-name="T4">Divide </text:span><text:span text:style-name="T17">τ</text:span><text:span text:style-name="T3">2</text:span><text:span text:style-name="T17">’s </text:span><text:span text:style-name="T4">C and T by </text:span><text:span text:style-name="T17">β</text:span><text:span text:style-name="T18"> = 2</text:span><text:span text:style-name="T4"> </text:span></text:p>
          </draw:text-box>
        </draw:frame>
        <draw:frame draw:style-name="gr21" draw:text-style-name="P4" draw:layer="layout" svg:width="7.529cm" svg:height="1.014cm" svg:x="12.067cm" svg:y="22.858cm">
          <draw:text-box>
            <text:p><text:span text:style-name="T4">Divide </text:span><text:span text:style-name="T17">τ</text:span><text:span text:style-name="T3">1</text:span><text:span text:style-name="T17">’s </text:span><text:span text:style-name="T4">C and T by </text:span><text:span text:style-name="T17">β</text:span><text:span text:style-name="T18"> = 2</text:span><text:span text:style-name="T4"> </text:span></text:p>
          </draw:text-box>
        </draw:frame>
        <draw:frame draw:style-name="gr22" draw:text-style-name="P14" draw:layer="layout" svg:width="2.504cm" svg:height="0.878cm" svg:x="7.604cm" svg:y="3.667cm">
          <draw:text-box>
            <text:p><text:span text:style-name="T19">Stage 1</text:span></text:p>
          </draw:text-box>
        </draw:frame>
        <draw:frame draw:style-name="gr22" draw:text-style-name="P14" draw:layer="layout" svg:width="2.504cm" svg:height="0.878cm" svg:x="7.604cm" svg:y="7.667cm">
          <draw:text-box>
            <text:p><text:span text:style-name="T19">Stage 2</text:span></text:p>
          </draw:text-box>
        </draw:frame>
        <draw:frame draw:style-name="gr22" draw:text-style-name="P14" draw:layer="layout" svg:width="2.504cm" svg:height="0.878cm" svg:x="7.604cm" svg:y="11.567cm">
          <draw:text-box>
            <text:p><text:span text:style-name="T19">Stage 2</text:span></text:p>
          </draw:text-box>
        </draw:frame>
        <draw:frame draw:style-name="gr22" draw:text-style-name="P14" draw:layer="layout" svg:width="2.504cm" svg:height="0.878cm" svg:x="7.604cm" svg:y="15.367cm">
          <draw:text-box>
            <text:p><text:span text:style-name="T19">Stage 2</text:span></text:p>
          </draw:text-box>
        </draw:frame>
        <draw:frame draw:style-name="gr22" draw:text-style-name="P14" draw:layer="layout" svg:width="2.504cm" svg:height="0.878cm" svg:x="7.604cm" svg:y="19.167cm">
          <draw:text-box>
            <text:p><text:span text:style-name="T19">Stage 3</text:span></text:p>
          </draw:text-box>
        </draw:frame>
        <draw:frame draw:style-name="gr22" draw:text-style-name="P14" draw:layer="layout" svg:width="2.504cm" svg:height="0.878cm" svg:x="7.604cm" svg:y="22.967cm">
          <draw:text-box>
            <text:p><text:span text:style-name="T19">Stage 3</text:span></text:p>
          </draw:text-box>
        </draw:frame>
        <draw:custom-shape draw:style-name="gr23" draw:text-style-name="P3" draw:layer="layout" svg:width="0.631cm" svg:height="0.644cm" svg:x="18.751cm" svg:y="2.5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31cm" svg:height="0.644cm" svg:x="18.752cm" svg:y="5.8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31cm" svg:height="0.644cm" svg:x="18.751cm" svg:y="9.9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31cm" svg:height="0.644cm" svg:x="18.752cm" svg:y="13.6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32cm" svg:height="0.644cm" svg:x="18.782cm" svg:y="17.40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31cm" svg:height="0.644cm" svg:x="18.783cm" svg:y="21.20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31cm" svg:height="0.644cm" svg:x="18.784cm" svg:y="24.88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2cm" svg:height="0.644cm" svg:x="6.207cm" svg:y="2.5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1cm" svg:height="0.644cm" svg:x="6.208cm" svg:y="5.8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2cm" svg:height="0.644cm" svg:x="6.207cm" svg:y="9.9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1cm" svg:height="0.644cm" svg:x="6.208cm" svg:y="13.62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2cm" svg:height="0.644cm" svg:x="6.235cm" svg:y="17.40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1cm" svg:height="0.644cm" svg:x="6.236cm" svg:y="21.20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562cm" svg:height="0.644cm" svg:x="6.236cm" svg:y="24.88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4" draw:text-style-name="P15" draw:layer="layout" svg:x1="6.08cm" svg:y1="1.381cm" svg:x2="6.08cm" svg:y2="26.908cm">
          <text:p/>
        </draw:line>
        <draw:frame draw:style-name="gr25" draw:text-style-name="P4" draw:layer="layout" svg:width="3.355cm" svg:height="0.878cm" svg:x="2.27cm" svg:y="1.054cm">
          <draw:text-box>
            <text:p><text:span text:style-name="T4">Constrai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10-31T15:35:34.748691618</dc:date>
    <meta:editing-duration>PT5H28M38S</meta:editing-duration>
    <meta:editing-cycles>52</meta:editing-cycles>
    <meta:generator>LibreOffice/5.1.6.2$Linux_X86_64 LibreOffice_project/10m0$Build-2</meta:generator>
    <meta:document-statistic meta:object-count="196"/>
  </office:meta>
</office:document-meta>
</file>